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4*"/>
    </style:style>
    <style:style style:name="Tabella1.B" style:family="table-column">
      <style:table-column-properties style:column-width="5.667cm" style:rel-column-width="21846*"/>
    </style:style>
    <style:style style:name="Tabella1.C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40pt" fo:font-weight="bold" officeooo:rsid="0007eb18" officeooo:paragraph-rsid="0007eb1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13pt" fo:font-weight="bold" officeooo:rsid="000db3e1" officeooo:paragraph-rsid="000db3e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8pt" officeooo:rsid="00095731" officeooo:paragraph-rsid="0009573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8pt" officeooo:rsid="0007eb18" officeooo:paragraph-rsid="0007eb1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officeooo:rsid="00157519" officeooo:paragraph-rsid="00157519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officeooo:rsid="0015ae34" officeooo:paragraph-rsid="0015ae34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fff200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72bf4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b8891" officeooo:paragraph-rsid="000b8891" fo:background-color="#f04e4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95731" officeooo:paragraph-rsid="00095731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57519" officeooo:paragraph-rsid="0015751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1927a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3eb16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c295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b9215" fo:background-color="transparent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c2953" fo:background-color="transparent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7519" fo:background-color="transparent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ae34" fo:background-color="transparent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04e4d" style:font-name="Liberation Sans1" fo:font-size="14pt" fo:font-weight="bold" officeooo:rsid="000b8891" officeooo:paragraph-rsid="000b8891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ae34" fo:background-color="transparent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8c2c3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T1" style:family="text">
      <style:text-properties officeooo:rsid="00095731"/>
    </style:style>
    <style:style style:name="T2" style:family="text">
      <style:text-properties officeooo:rsid="000c2953"/>
    </style:style>
    <style:style style:name="T3" style:family="text">
      <style:text-properties fo:background-color="#7fffd4" loext:char-shading-value="0"/>
    </style:style>
    <style:style style:name="T4" style:family="text">
      <style:text-properties officeooo:rsid="0010d23b"/>
    </style:style>
    <style:style style:name="T5" style:family="text">
      <style:text-properties officeooo:rsid="0013eb16"/>
    </style:style>
    <style:style style:name="T6" style:family="text">
      <style:text-properties officeooo:rsid="00157519"/>
    </style:style>
    <style:style style:name="T7" style:family="text">
      <style:text-properties officeooo:rsid="0015ae34"/>
    </style:style>
    <style:style style:name="T8" style:family="text">
      <style:text-properties officeooo:rsid="00180244"/>
    </style:style>
    <style:style style:name="T9" style:family="text">
      <style:text-properties officeooo:rsid="0018c2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 DA FARE</text:p>
      <text:p text:style-name="P2">(ULTIMO AGGIORNAMENTO: <text:span text:style-name="T3">02-01-2019</text:span>)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NOME CLASSE</text:p>
          </table:table-cell>
          <table:table-cell table:style-name="Tabella1.A1" office:value-type="string">
            <text:p text:style-name="P8">DESCRIZIONE BREVE CLASSE</text:p>
          </table:table-cell>
          <table:table-cell table:style-name="Tabella1.C1" office:value-type="string">
            <text:p text:style-name="P9">CLASSE FINITA ?</text:p>
          </table:table-cell>
        </table:table-row>
        <table:table-row>
          <table:table-cell table:style-name="Tabella1.A2" office:value-type="string">
            <text:p text:style-name="P10">JSON_Saver</text:p>
            <text:p text:style-name="P4"/>
            <text:p text:style-name="P13">INPUT: NIENTE</text:p>
            <text:p text:style-name="P18">OUTPUT: INSIEME DI FILE JSON</text:p>
            <text:p text:style-name="P22">(METODO SAVE)</text:p>
          </table:table-cell>
          <table:table-cell table:style-name="Tabella1.A2" office:value-type="string">
            <text:p text:style-name="P4">Permette di salvare tutte le candele ,contenute in una risposta ad una query ohlc, in un numero di file json diversificati in base al tipo di candela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0">Dataset_Maker</text:p>
            <text:p text:style-name="P4"/>
            <text:p text:style-name="P13">INPUT: PATH DEL JSON</text:p>
            <text:p text:style-name="P18">OUTPUT: <text:span text:style-name="T4">1</text:span> FILE .PKL</text:p>
            <text:p text:style-name="P22">(METODO EXTRACT)</text:p>
          </table:table-cell>
          <table:table-cell table:style-name="Tabella1.A2" office:value-type="string">
            <text:p text:style-name="P4">Permette di creare il Dataset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0">Cleaner</text:p>
            <text:p text:style-name="P4"/>
            <text:p text:style-name="P13">INPUT: 1 LISTA DI LISTE, FEATURE_OGGETTO</text:p>
            <text:p text:style-name="P18">OUTPUT: 1 LISTA DI LISTE</text:p>
            <text:p text:style-name="P22">(TUTTI I METODI)</text:p>
          </table:table-cell>
          <table:table-cell table:style-name="Tabella1.A2" office:value-type="string">
            <text:p text:style-name="P4">Permett<text:span text:style-name="T1">e di fare Feature Scaling e Mean Normalization sui Dati</text:span>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Dataset_Splitter</text:p>
            <text:p text:style-name="P3"/>
            <text:p text:style-name="P14">INPUT: PATH DEL FILE PKL <text:s text:c="4"/></text:p>
            <text:p text:style-name="P18">OUTPUT: 2 FILE PKL</text:p>
            <text:p text:style-name="P22">(METODO SPLIT)</text:p>
          </table:table-cell>
          <table:table-cell table:style-name="Tabella1.A2" office:value-type="string">
            <text:p text:style-name="P3">Permette di suddividere il Dataset in Training e Test-Set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Curve</text:p>
            <text:p text:style-name="P3"/>
            <text:p text:style-name="P13">INPUT: LISTA DELLE X, LISTA DELLE Y</text:p>
            <text:p text:style-name="P18">OUTPUT: GRAFICO</text:p>
            <text:p text:style-name="P22">(<text:span text:style-name="T6">PLOT_2D_H</text:span>)</text:p>
            <text:p text:style-name="P22"/>
            <text:p text:style-name="P16">INPUT: LISTA DELLE X, LISTA DELLE Y, <text:span text:style-name="T6">LISTA DELLE Z</text:span></text:p>
            <text:p text:style-name="P20">OUTPUT: GRAFICO</text:p>
            <text:p text:style-name="P24">(<text:span text:style-name="T6">PLOT_3D_H</text:span>)</text:p>
            <text:p text:style-name="P24"/>
            <text:p text:style-name="P16">INPUT: LISTA DE<text:span text:style-name="T6">I GRADI</text:span>, LISTA D<text:span text:style-name="T6">EI J-TRAIN</text:span>, <text:span text:style-name="T6">LISTA DEI J-CV</text:span></text:p>
            <text:p text:style-name="P20">OUTPUT: GRAFICO</text:p>
            <text:p text:style-name="P24">(<text:span text:style-name="T6">PLOT_DEGREE_GRAPHIC</text:span>)</text:p>
          </table:table-cell>
          <table:table-cell table:style-name="Tabella1.A2" office:value-type="string">
            <text:p text:style-name="P3">Serve per disegnare una serie di grafici utili per il debug del Learning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Dataset_Projector</text:p>
            <text:p text:style-name="P3"/>
            <text:p text:style-name="P13">INPUT: LISTA TRAINING, <text:span text:style-name="T6">LISTA_FEATURES_DA_MANTENERE</text:span></text:p>
            <text:p text:style-name="P18">OUTPUT: <text:span text:style-name="T6">NUOVA LISTA TRAINING RISTRETTA</text:span></text:p>
            <text:p text:style-name="P22">(METODO <text:span text:style-name="T6">TO_PROJECT</text:span>)</text:p>
          </table:table-cell>
          <table:table-cell table:style-name="Tabella1.A2" office:value-type="string">
            <text:p text:style-name="P3">Serve per <text:span text:style-name="T6">fare proiezioni su un Training-Set, quest’azione è necessaria per poter applicare le equazioni normali.</text:span>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Model_Builder</text:p>
            <text:p text:style-name="P3"/>
            <text:p text:style-name="P13">INPUT: LISTA TRAINING</text:p>
            <text:p text:style-name="P18">OUTPUT: <text:span text:style-name="T6">LISTA DI MODELLI</text:span></text:p>
            <text:p text:style-name="P22">(METODO <text:span text:style-name="T6">BUILD</text:span>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</table:table-cell>
          <table:table-cell table:style-name="Tabella1.A2" office:value-type="string">
            <text:p text:style-name="P5">Questa classe riesce a creare una serie di Modelli in maniera interattiva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Trainer</text:p>
            <text:p text:style-name="P3"/>
            <text:p text:style-name="P13">INPUT: <text:span text:style-name="T6">PATH_DEL_FILE_PKL_DEL_TRAINING_SET, LISTA DI MODELLI</text:span></text:p>
            <text:p text:style-name="P18">OUTPUT: <text:span text:style-name="T6">NIENTE</text:span></text:p>
            <text:p text:style-name="P22">(METODO <text:span text:style-name="T6">TRAIN_MODELS</text:span>)</text:p>
            <text:p text:style-name="P22"/>
            <text:p text:style-name="P16">INPUT: <text:span text:style-name="T6">NIENTE</text:span></text:p>
            <text:p text:style-name="P20">OUTPUT: <text:span text:style-name="T6">MIGLIOR ESTIMATORE, J-TRAIN MIGLIOR ESTIMATORE, J-CV MIGLIOR ESTIMATORE, FEATURES MIGLIOR ESTIMATORE.</text:span></text:p>
            <text:p text:style-name="P24">(METODO <text:span text:style-name="T6">TAKE_THE_BEST_MODEL_FROM_LAST_TRAINING</text:span>)</text:p>
            <text:p text:style-name="P24"/>
            <text:p text:style-name="P17">INPUT: <text:span text:style-name="T6">NIENTE</text:span></text:p>
            <text:p text:style-name="P21">OUTPUT: <text:span text:style-name="T7">NIENTE</text:span></text:p>
            <text:p text:style-name="P25">(METODO <text:span text:style-name="T7">SAVE_BEST_ESTIMATOR</text:span>)</text:p>
            <text:p text:style-name="P25"/>
            <text:p text:style-name="P17">INPUT: <text:span text:style-name="T6">NIENTE</text:span></text:p>
            <text:p text:style-name="P21">OUTPUT: <text:span text:style-name="T8">GRAFICI</text:span></text:p>
            <text:p text:style-name="P25">(METODO <text:span text:style-name="T7">PLOT_GRAPHICS</text:span>)</text:p>
            <text:p text:style-name="P25"/>
            <text:p text:style-name="P17">INPUT: <text:span text:style-name="T6">NIENTE</text:span></text:p>
            <text:p text:style-name="P21">OUTPUT: <text:span text:style-name="T8">STAMPE A SCHERMO</text:span></text:p>
            <text:p text:style-name="P25">(METODO <text:span text:style-name="T7">PRINT_MODELS_ERRORS</text:span>)</text:p>
            <text:p text:style-name="P25"/>
            <text:p text:style-name="P29">INPUT: <text:span text:style-name="T9">MODELLO_1,MODELLO_2</text:span></text:p>
            <text:p text:style-name="P30">OUTPUT: <text:span text:style-name="T9">BOOLEANO</text:span></text:p>
            <text:p text:style-name="P28">(METODO <text:span text:style-name="T9">ARE_EQUALS</text:span>)</text:p>
            <text:p text:style-name="P28"/>
            <text:p text:style-name="P29">INPUT: <text:span text:style-name="T9">MODELLO</text:span></text:p>
            <text:p text:style-name="P30">OUTPUT: <text:span text:style-name="T9">INTERO</text:span></text:p>
            <text:p text:style-name="P28">(METODO <text:span text:style-name="T9">TAKE_DEGREE</text:span>)</text:p>
          </table:table-cell>
          <table:table-cell table:style-name="Tabella1.A2" office:value-type="string">
            <text:p text:style-name="P5">Questa classe <text:span text:style-name="T7">allena una serie di Modelli consecutivamente.</text:span></text:p>
            <text:p text:style-name="P5"/>
            <text:p text:style-name="P6">Inoltre, si possono visualizzare varie statistiche inerenti all’ultimo Allenamento.</text:p>
            <text:p text:style-name="P5"/>
            <text:p text:style-name="P6">Infine, si può estrarre il miglior modello in un allenamento di una serie di Modelli e volendo lo si può salvare su file. 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Recorder_Degree</text:p>
            <text:p text:style-name="P3"/>
            <text:p text:style-name="P13">INPUT: GRADO, J-TRAIN, J-CV</text:p>
            <text:p text:style-name="P18">OUTPUT: <text:span text:style-name="T2">NIENTE</text:span></text:p>
            <text:p text:style-name="P22">(METODO RECORD)</text:p>
          </table:table-cell>
          <table:table-cell table:style-name="Tabella1.A2" office:value-type="string">
            <text:p text:style-name="P3">Serve per registrare come varia il grado di un modello e l’errore nel caso di allenamenti multipli con grado che aumenta ad ogni allenamento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MSE</text:p>
            <text:p text:style-name="P3"/>
            <text:p text:style-name="P15">INPUT: LISTA <text:span text:style-name="T5">OSSERVAZIONI</text:span>, LISTA ETICHETTE<text:span text:style-name="T2">, MODELLO</text:span></text:p>
            <text:p text:style-name="P19">OUTPUT: <text:span text:style-name="T2">VALORE FLOAT</text:span></text:p>
            <text:p text:style-name="P23"><text:span text:style-name="T2">(METODO MSE</text:span>)</text:p>
          </table:table-cell>
          <table:table-cell table:style-name="Tabella1.A2" office:value-type="string">
            <text:p text:style-name="P3">Questa classe calcola l’MSE sul Dataset in input sfruttando un Modello, anch’esso passato in input</text:p>
          </table:table-cell>
          <table:table-cell table:style-name="Tabella1.C2" office:value-type="string">
            <text:p text:style-name="P26">N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42:37.889498840</meta:creation-date>
    <dc:date>2019-01-03T11:47:08.418002817</dc:date>
    <meta:editing-duration>PT26M43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2" meta:paragraph-count="91" meta:word-count="381" meta:character-count="2612" meta:non-whitespace-character-count="2316"/>
  </office:meta>
</office:document-meta>
</file>